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084d8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084d8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[سُورَةُ <text:span text:style-name="T1">۴</text:span>لنَّاس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682_4244071338"/><text:span text:style-name="T3"> </text:span><text:span text:style-name="T2">قُــلَ اَعُوذُ بِرَبِّ </text:span><text:span text:style-name="T5">۱</text:span><text:span text:style-name="T2">لنَّاسسسِ </text:span><text:span text:style-name="T3">(1)</text:span><text:span text:style-name="T2"> مَلِــكِ </text:span><text:span text:style-name="T5">۱</text:span><text:span text:style-name="T2">لنَّاسسسِ </text:span><text:span text:style-name="T3">(2)</text:span><text:span text:style-name="T2"> إِچَهِ </text:span><text:span text:style-name="T5">۱</text:span><text:span text:style-name="T2">لنَّاسسسِ </text:span><text:span text:style-name="T3">(3)</text:span><text:span text:style-name="T2"> مِن شَرّۣ </text:span><text:span text:style-name="T5">۱</text:span><text:span text:style-name="T2">لْوَسْوَاسسسِ </text:span><text:span text:style-name="T5">۱</text:span><text:span text:style-name="T2">لْخَنَّاسسسِ </text:span><text:span text:style-name="T3">(4)</text:span><text:span text:style-name="T2"> </text:span><text:span text:style-name="T5">۱ﻟ﮲</text:span><text:span text:style-name="T2"> يُوَسْوۣسُ فِى صُدُورۣ </text:span><text:span text:style-name="T5">۱</text:span><text:span text:style-name="T2">لنَّاسسسِ </text:span><text:span text:style-name="T3">(5)</text:span><text:span text:style-name="T2"> مِنَ </text:span><text:span text:style-name="T5">۰</text:span><text:span text:style-name="T2">لْجِنَّةِ وَالنَّاسسسِؐ </text:span><text:span text:style-name="T3">(6)</text:span><text:bookmark-end text:name="__DdeLink__1682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2:33.944587802</meta:creation-date>
    <dc:date>2025-03-06T08:48:27.949721802</dc:date>
    <meta:editing-duration>PT4M39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32" meta:character-count="176" meta:non-whitespace-character-count="146"/>
  </office:meta>
</office:document-meta>
</file>